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TORRES GUILLEN, EVELYN PILA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TORRES GUILLEN, EVELYN PILA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3</text:p>
          </table:table-cell>
        </table:table-row>
        <table:table-row>
          <table:table-cell table:style-name="Tabla1.A2" office:value-type="float" office:value="0">
            <text:p text:style-name="P1">POLLO FR. ROJ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FR NEGRO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9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9T17:41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